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1">
          <table:table-cell office:value-type="string">
            <text:p>Pwm-wert</text:p>
          </table:table-cell>
          <table:table-cell office:value-type="string">
            <text:p>Pgesam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,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,9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85.0288">
            <text:p>85,0288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63.2928">
            <text:p>63,2928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8,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186.7776">
            <text:p>186,7776</text:p>
          </table:table-cell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39.6272">
            <text:p>139,6272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1,9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291.9312">
            <text:p>291,9312</text:p>
          </table:table-cell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212.5264">
            <text:p>212,5264</text:p>
          </table:table-cell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2,2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390.032">
            <text:p>390,032</text:p>
          </table:table-cell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286.8848">
            <text:p>286,8848</text:p>
          </table:table-cell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3,7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491.3856">
            <text:p>491,3856</text:p>
          </table:table-cell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361.304">
            <text:p>361,304</text:p>
          </table:table-cell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31,4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 office:value-type="float" office:value="599.8528">
            <text:p>599,8528</text:p>
          </table:table-cell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437.912">
            <text:p>437,912</text:p>
          </table:table-cell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35,7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 office:value-type="float" office:value="694.5184">
            <text:p>694,5184</text:p>
          </table:table-cell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510.0816">
            <text:p>510,0816</text:p>
          </table:table-cell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40,1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 office:value-type="float" office:value="795.9328">
            <text:p>795,9328</text:p>
          </table:table-cell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585.5648">
            <text:p>585,5648</text:p>
          </table:table-cell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44,4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 office:value-type="float" office:value="907.9264">
            <text:p>907,9264</text:p>
          </table:table-cell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 office:value-type="float" office:value="660.8352">
            <text:p>660,8352</text:p>
          </table:table-cell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48,6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 office:value-type="float" office:value="998.8832">
            <text:p>998,8832</text:p>
          </table:table-cell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 office:value-type="float" office:value="733.1872">
            <text:p>733,1872</text:p>
          </table:table-cell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53,1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 office:value-type="float" office:value="1110.664">
            <text:p>1110,664</text:p>
          </table:table-cell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 office:value-type="float" office:value="813.2912">
            <text:p>813,2912</text:p>
          </table:table-cell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57,4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 office:value-type="float" office:value="1201.5296">
            <text:p>1201,5296</text:p>
          </table:table-cell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 office:value-type="float" office:value="881.7216">
            <text:p>881,7216</text:p>
          </table:table-cell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61,7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 office:value-type="float" office:value="1306.2272">
            <text:p>1306,2272</text:p>
          </table:table-cell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 office:value-type="float" office:value="957.9344">
            <text:p>957,9344</text:p>
          </table:table-cell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66,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 office:value-type="float" office:value="1416.0624">
            <text:p>1416,0624</text:p>
          </table:table-cell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 office:value-type="float" office:value="1034.2992">
            <text:p>1034,2992</text:p>
          </table:table-cell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70,3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 office:value-type="float" office:value="1514.376">
            <text:p>1514,376</text:p>
          </table:table-cell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 office:value-type="float" office:value="1104.9792">
            <text:p>1104,9792</text:p>
          </table:table-cell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74,7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 office:value-type="float" office:value="1607.5824">
            <text:p>1607,5824</text:p>
          </table:table-cell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 office:value-type="float" office:value="1179.216">
            <text:p>1179,216</text:p>
          </table:table-cell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79,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 office:value-type="float" office:value="1709.0272">
            <text:p>1709,0272</text:p>
          </table:table-cell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 office:value-type="float" office:value="1257.4656">
            <text:p>1257,4656</text:p>
          </table:table-cell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83,3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 office:value-type="float" office:value="1813.9376">
            <text:p>1813,9376</text:p>
          </table:table-cell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 office:value-type="float" office:value="1331.7936">
            <text:p>1331,7936</text:p>
          </table:table-cell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87,6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 office:value-type="float" office:value="1937.51746">
            <text:p>1937,51746</text:p>
          </table:table-cell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 office:value-type="float" office:value="1402.2608">
            <text:p>1402,2608</text:p>
          </table:table-cell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92,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 office:value-type="float" office:value="2050.190476">
            <text:p>2050,190476</text:p>
          </table:table-cell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 office:value-type="float" office:value="1476.4976">
            <text:p>1476,4976</text:p>
          </table:table-cell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96,4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 office:value-type="float" office:value="2108.095238">
            <text:p>2108,095238</text:p>
          </table:table-cell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 office:value-type="float" office:value="1557.7872">
            <text:p>1557,7872</text:p>
          </table:table-cell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99,5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 office:value-type="float" office:value="2176.374603">
            <text:p>2176,374603</text:p>
          </table:table-cell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float" office:value="1633.9392">
            <text:p>1633,9392</text:p>
          </table:table-cell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105,1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 office:value-type="float" office:value="2323.066667">
            <text:p>2323,066667</text:p>
          </table:table-cell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 office:value-type="float" office:value="1705.3184">
            <text:p>1705,3184</text:p>
          </table:table-cell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109,5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 office:value-type="float" office:value="2459.263492">
            <text:p>2459,263492</text:p>
          </table:table-cell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 office:value-type="float" office:value="1773.7488">
            <text:p>1773,7488</text:p>
          </table:table-cell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114,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 office:value-type="float" office:value="2540.692063">
            <text:p>2540,692063</text:p>
          </table:table-cell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 office:value-type="float" office:value="1849.7488">
            <text:p>1849,7488</text:p>
          </table:table-cell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118,3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 office:value-type="float" office:value="2600.165079">
            <text:p>2600,165079</text:p>
          </table:table-cell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 office:value-type="float" office:value="1919.904762">
            <text:p>1919,904762</text:p>
          </table:table-cell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122,7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 office:value-type="float" office:value="2690.520635">
            <text:p>2690,520635</text:p>
          </table:table-cell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 office:value-type="float" office:value="2020.031746">
            <text:p>2020,031746</text:p>
          </table:table-cell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127,3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 office:value-type="float" office:value="2816.704762">
            <text:p>2816,704762</text:p>
          </table:table-cell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 office:value-type="float" office:value="2092.774603">
            <text:p>2092,774603</text:p>
          </table:table-cell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131,1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 office:value-type="float" office:value="2956.038095">
            <text:p>2956,038095</text:p>
          </table:table-cell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 office:value-type="float" office:value="2133.790476">
            <text:p>2133,790476</text:p>
          </table:table-cell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136,1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 office:value-type="float" office:value="3011.168254">
            <text:p>3011,168254</text:p>
          </table:table-cell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 office:value-type="float" office:value="2199.898413">
            <text:p>2199,898413</text:p>
          </table:table-cell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140,4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 office:value-type="float" office:value="3149.777778">
            <text:p>3149,777778</text:p>
          </table:table-cell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 office:value-type="float" office:value="2304.006349">
            <text:p>2304,006349</text:p>
          </table:table-cell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144,8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office:value-type="float" office:value="3217.936508">
            <text:p>3217,936508</text:p>
          </table:table-cell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 office:value-type="float" office:value="2352.501587">
            <text:p>2352,501587</text:p>
          </table:table-cell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149,3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 office:value-type="float" office:value="3314.565079">
            <text:p>3314,565079</text:p>
          </table:table-cell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 office:value-type="float" office:value="2439.84127">
            <text:p>2439,84127</text:p>
          </table:table-cell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153,7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 office:value-type="float" office:value="3452.330159">
            <text:p>3452,330159</text:p>
          </table:table-cell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 office:value-type="float" office:value="2529.593651">
            <text:p>2529,593651</text:p>
          </table:table-cell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158,3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 office:value-type="float" office:value="3551.130159">
            <text:p>3551,130159</text:p>
          </table:table-cell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 office:value-type="float" office:value="2602.457143">
            <text:p>2602,457143</text:p>
          </table:table-cell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162,7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 office:value-type="float" office:value="3649.930159">
            <text:p>3649,930159</text:p>
          </table:table-cell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 office:value-type="float" office:value="2657.104762">
            <text:p>2657,104762</text:p>
          </table:table-cell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167,1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 office:value-type="float" office:value="3728.946032">
            <text:p>3728,946032</text:p>
          </table:table-cell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 office:value-type="float" office:value="2733.346032">
            <text:p>2733,346032</text:p>
          </table:table-cell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171,6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 office:value-type="float" office:value="3832.209524">
            <text:p>3832,209524</text:p>
          </table:table-cell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 office:value-type="float" office:value="2814.774603">
            <text:p>2814,774603</text:p>
          </table:table-cell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176,1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 office:value-type="float" office:value="3940.177778">
            <text:p>3940,177778</text:p>
          </table:table-cell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 office:value-type="float" office:value="2892.704762">
            <text:p>2892,704762</text:p>
          </table:table-cell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180,5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 office:value-type="float" office:value="4038.857143">
            <text:p>4038,857143</text:p>
          </table:table-cell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 office:value-type="float" office:value="2964.965079">
            <text:p>2964,965079</text:p>
          </table:table-cell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185,6</text:p>
          </table:table-cell>
          <table:table-cell/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 office:value-type="float" office:value="4146.704762">
            <text:p>4146,704762</text:p>
          </table:table-cell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3041.809524">
            <text:p>3041,80952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4096_voll</text:p>
          </table:table-cell>
          <table:table-cell office:value-type="string">
            <text:p>185,6</text:p>
          </table:table-cell>
          <table:table-cell/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 office:value-type="float" office:value="4146.584127">
            <text:p>4146,584127</text:p>
          </table:table-cell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3041.085714">
            <text:p>3041,08571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</table:table>
      <table:table table:name="500 mA - SS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2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/>
          <table:table-cell>
            <draw:frame table:end-cell-address="'500 mA - SS'.O21" table:end-x="0.153cm" table:end-y="0.367cm" draw:z-index="0" draw:style-name="gr1" draw:text-style-name="P1" svg:width="15.999cm" svg:height="8.999cm" svg:x="2.219cm" svg:y="0.419cm">
              <draw:object draw:notify-on-update-of-ranges="'500 mA - SS'.A2:'500 mA - SS'.A43 '500 mA - SS'.B1:'500 mA - SS'.B1 '500 mA - SS'.B2:'500 mA - SS'.B43 '500 mA - SS'.C1:'500 mA - SS'.C1 '500 mA - SS'.C2:'500 mA - SS'.C4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.0288">
            <text:p>85,0288</text:p>
          </table:table-cell>
          <table:table-cell office:value-type="float" office:value="99">
            <text:p>99</text:p>
          </table:table-cell>
          <table:table-cell table:formula="of:=[.C3]-[.B3]" office:value-type="float" office:value="13.9712">
            <text:p>13,9712</text:p>
          </table:table-cell>
          <table:table-cell table:formula="of:=[.D3]/[.A3]" office:value-type="float" office:value="0.139712">
            <text:p>0,13971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6.7776">
            <text:p>186,7776</text:p>
          </table:table-cell>
          <table:table-cell office:value-type="float" office:value="216">
            <text:p>216</text:p>
          </table:table-cell>
          <table:table-cell table:formula="of:=[.C4]-[.B4]" office:value-type="float" office:value="29.2224">
            <text:p>29,2224</text:p>
          </table:table-cell>
          <table:table-cell table:formula="of:=[.D4]/[.A4]" office:value-type="float" office:value="0.146112">
            <text:p>0,14611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1.9312">
            <text:p>291,9312</text:p>
          </table:table-cell>
          <table:table-cell office:value-type="float" office:value="332">
            <text:p>332</text:p>
          </table:table-cell>
          <table:table-cell table:formula="of:=[.C5]-[.B5]" office:value-type="float" office:value="40.0688">
            <text:p>40,0688</text:p>
          </table:table-cell>
          <table:table-cell table:formula="of:=[.D5]/[.A5]" office:value-type="float" office:value="0.133562666666667">
            <text:p>0,1335626667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90.032">
            <text:p>390,032</text:p>
          </table:table-cell>
          <table:table-cell office:value-type="float" office:value="449">
            <text:p>449</text:p>
          </table:table-cell>
          <table:table-cell table:formula="of:=[.C6]-[.B6]" office:value-type="float" office:value="58.968">
            <text:p>58,968</text:p>
          </table:table-cell>
          <table:table-cell table:formula="of:=[.D6]/[.A6]" office:value-type="float" office:value="0.14742">
            <text:p>0,14742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91.3856">
            <text:p>491,3856</text:p>
          </table:table-cell>
          <table:table-cell office:value-type="float" office:value="565">
            <text:p>565</text:p>
          </table:table-cell>
          <table:table-cell table:formula="of:=[.C7]-[.B7]" office:value-type="float" office:value="73.6144">
            <text:p>73,6144</text:p>
          </table:table-cell>
          <table:table-cell table:formula="of:=[.D7]/[.A7]" office:value-type="float" office:value="0.1472288">
            <text:p>0,1472288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99.8528">
            <text:p>599,8528</text:p>
          </table:table-cell>
          <table:table-cell office:value-type="float" office:value="681">
            <text:p>681</text:p>
          </table:table-cell>
          <table:table-cell table:formula="of:=[.C8]-[.B8]" office:value-type="float" office:value="81.1472">
            <text:p>81,1472</text:p>
          </table:table-cell>
          <table:table-cell table:formula="of:=[.D8]/[.A8]" office:value-type="float" office:value="0.135245333333333">
            <text:p>0,1352453333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94.5184">
            <text:p>694,5184</text:p>
          </table:table-cell>
          <table:table-cell office:value-type="float" office:value="797">
            <text:p>797</text:p>
          </table:table-cell>
          <table:table-cell table:formula="of:=[.C9]-[.B9]" office:value-type="float" office:value="102.4816">
            <text:p>102,4816</text:p>
          </table:table-cell>
          <table:table-cell table:formula="of:=[.D9]/[.A9]" office:value-type="float" office:value="0.146402285714286">
            <text:p>0,1464022857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95.9328">
            <text:p>795,9328</text:p>
          </table:table-cell>
          <table:table-cell office:value-type="float" office:value="913">
            <text:p>913</text:p>
          </table:table-cell>
          <table:table-cell table:formula="of:=[.C10]-[.B10]" office:value-type="float" office:value="117.0672">
            <text:p>117,0672</text:p>
          </table:table-cell>
          <table:table-cell table:formula="of:=[.D10]/[.A10]" office:value-type="float" office:value="0.146334">
            <text:p>0,146334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907.9264">
            <text:p>907,9264</text:p>
          </table:table-cell>
          <table:table-cell office:value-type="float" office:value="1029">
            <text:p>1029</text:p>
          </table:table-cell>
          <table:table-cell table:formula="of:=[.C11]-[.B11]" office:value-type="float" office:value="121.0736">
            <text:p>121,0736</text:p>
          </table:table-cell>
          <table:table-cell table:formula="of:=[.D11]/[.A11]" office:value-type="float" office:value="0.134526222222222">
            <text:p>0,1345262222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8.8832">
            <text:p>998,8832</text:p>
          </table:table-cell>
          <table:table-cell office:value-type="float" office:value="1145">
            <text:p>1145</text:p>
          </table:table-cell>
          <table:table-cell table:formula="of:=[.C12]-[.B12]" office:value-type="float" office:value="146.1168">
            <text:p>146,1168</text:p>
          </table:table-cell>
          <table:table-cell table:formula="of:=[.D12]/[.A12]" office:value-type="float" office:value="0.1461168">
            <text:p>0,1461168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110.664">
            <text:p>1110,664</text:p>
          </table:table-cell>
          <table:table-cell office:value-type="float" office:value="1261">
            <text:p>1261</text:p>
          </table:table-cell>
          <table:table-cell table:formula="of:=[.C13]-[.B13]" office:value-type="float" office:value="150.336">
            <text:p>150,336</text:p>
          </table:table-cell>
          <table:table-cell table:formula="of:=[.D13]/[.A13]" office:value-type="float" office:value="0.136669090909091">
            <text:p>0,1366690909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201.5296">
            <text:p>1201,5296</text:p>
          </table:table-cell>
          <table:table-cell office:value-type="float" office:value="1377">
            <text:p>1377</text:p>
          </table:table-cell>
          <table:table-cell table:formula="of:=[.C14]-[.B14]" office:value-type="float" office:value="175.4704">
            <text:p>175,4704</text:p>
          </table:table-cell>
          <table:table-cell table:formula="of:=[.D14]/[.A14]" office:value-type="float" office:value="0.146225333333333">
            <text:p>0,1462253333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06.2272">
            <text:p>1306,2272</text:p>
          </table:table-cell>
          <table:table-cell office:value-type="float" office:value="1493">
            <text:p>1493</text:p>
          </table:table-cell>
          <table:table-cell table:formula="of:=[.C15]-[.B15]" office:value-type="float" office:value="186.7728">
            <text:p>186,7728</text:p>
          </table:table-cell>
          <table:table-cell table:formula="of:=[.D15]/[.A15]" office:value-type="float" office:value="0.143671384615385">
            <text:p>0,1436713846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416.0624">
            <text:p>1416,0624</text:p>
          </table:table-cell>
          <table:table-cell office:value-type="float" office:value="1608">
            <text:p>1608</text:p>
          </table:table-cell>
          <table:table-cell table:formula="of:=[.C16]-[.B16]" office:value-type="float" office:value="191.9376">
            <text:p>191,9376</text:p>
          </table:table-cell>
          <table:table-cell table:formula="of:=[.D16]/[.A16]" office:value-type="float" office:value="0.137098285714286">
            <text:p>0,1370982857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14.376">
            <text:p>1514,376</text:p>
          </table:table-cell>
          <table:table-cell office:value-type="float" office:value="1723">
            <text:p>1723</text:p>
          </table:table-cell>
          <table:table-cell table:formula="of:=[.C17]-[.B17]" office:value-type="float" office:value="208.624">
            <text:p>208,624</text:p>
          </table:table-cell>
          <table:table-cell table:formula="of:=[.D17]/[.A17]" office:value-type="float" office:value="0.139082666666667">
            <text:p>0,1390826667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07.5824">
            <text:p>1607,5824</text:p>
          </table:table-cell>
          <table:table-cell office:value-type="float" office:value="1839">
            <text:p>1839</text:p>
          </table:table-cell>
          <table:table-cell table:formula="of:=[.C18]-[.B18]" office:value-type="float" office:value="231.4176">
            <text:p>231,4176</text:p>
          </table:table-cell>
          <table:table-cell table:formula="of:=[.D18]/[.A18]" office:value-type="float" office:value="0.144636">
            <text:p>0,144636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709.0272">
            <text:p>1709,0272</text:p>
          </table:table-cell>
          <table:table-cell office:value-type="float" office:value="1955">
            <text:p>1955</text:p>
          </table:table-cell>
          <table:table-cell table:formula="of:=[.C19]-[.B19]" office:value-type="float" office:value="245.9728">
            <text:p>245,9728</text:p>
          </table:table-cell>
          <table:table-cell table:formula="of:=[.D19]/[.A19]" office:value-type="float" office:value="0.144689882352941">
            <text:p>0,1446898824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13.9376">
            <text:p>1813,9376</text:p>
          </table:table-cell>
          <table:table-cell office:value-type="float" office:value="2070">
            <text:p>2070</text:p>
          </table:table-cell>
          <table:table-cell table:formula="of:=[.C20]-[.B20]" office:value-type="float" office:value="256.0624">
            <text:p>256,0624</text:p>
          </table:table-cell>
          <table:table-cell table:formula="of:=[.D20]/[.A20]" office:value-type="float" office:value="0.142256888888889">
            <text:p>0,1422568889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937.51746">
            <text:p>1937,51746</text:p>
          </table:table-cell>
          <table:table-cell office:value-type="float" office:value="2180">
            <text:p>2180</text:p>
          </table:table-cell>
          <table:table-cell table:formula="of:=[.C21]-[.B21]" office:value-type="float" office:value="242.48254">
            <text:p>242,48254</text:p>
          </table:table-cell>
          <table:table-cell table:formula="of:=[.D21]/[.A21]" office:value-type="float" office:value="0.127622389473684">
            <text:p>0,1276223895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50.190476">
            <text:p>2050,190476</text:p>
          </table:table-cell>
          <table:table-cell office:value-type="float" office:value="2300">
            <text:p>2300</text:p>
          </table:table-cell>
          <table:table-cell table:formula="of:=[.C22]-[.B22]" office:value-type="float" office:value="249.809524">
            <text:p>249,809524</text:p>
          </table:table-cell>
          <table:table-cell table:formula="of:=[.D22]/[.A22]" office:value-type="float" office:value="0.124904762">
            <text:p>0,124904762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108.095238">
            <text:p>2108,095238</text:p>
          </table:table-cell>
          <table:table-cell office:value-type="float" office:value="2420">
            <text:p>2420</text:p>
          </table:table-cell>
          <table:table-cell table:formula="of:=[.C23]-[.B23]" office:value-type="float" office:value="311.904762">
            <text:p>311,904762</text:p>
          </table:table-cell>
          <table:table-cell table:formula="of:=[.D23]/[.A23]" office:value-type="float" office:value="0.148526077142857">
            <text:p>0,1485260771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176.374603">
            <text:p>2176,374603</text:p>
          </table:table-cell>
          <table:table-cell office:value-type="float" office:value="2530">
            <text:p>2530</text:p>
          </table:table-cell>
          <table:table-cell table:formula="of:=[.C24]-[.B24]" office:value-type="float" office:value="353.625397">
            <text:p>353,625397</text:p>
          </table:table-cell>
          <table:table-cell table:formula="of:=[.D24]/[.A24]" office:value-type="float" office:value="0.160738816818182">
            <text:p>0,1607388168</text:p>
          </table:table-cell>
          <table:table-cell table:number-columns-repeated="2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2323.066667">
            <text:p>2323,066667</text:p>
          </table:table-cell>
          <table:table-cell office:value-type="float" office:value="2640">
            <text:p>2640</text:p>
          </table:table-cell>
          <table:table-cell table:formula="of:=[.C25]-[.B25]" office:value-type="float" office:value="316.933333">
            <text:p>316,933333</text:p>
          </table:table-cell>
          <table:table-cell table:formula="of:=[.D25]/[.A25]" office:value-type="float" office:value="0.137797101304348">
            <text:p>0,1377971013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459.263492">
            <text:p>2459,263492</text:p>
          </table:table-cell>
          <table:table-cell office:value-type="float" office:value="2760">
            <text:p>2760</text:p>
          </table:table-cell>
          <table:table-cell table:formula="of:=[.C26]-[.B26]" office:value-type="float" office:value="300.736508">
            <text:p>300,736508</text:p>
          </table:table-cell>
          <table:table-cell table:formula="of:=[.D26]/[.A26]" office:value-type="float" office:value="0.125306878333333">
            <text:p>0,1253068783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40.692063">
            <text:p>2540,692063</text:p>
          </table:table-cell>
          <table:table-cell office:value-type="float" office:value="2870">
            <text:p>2870</text:p>
          </table:table-cell>
          <table:table-cell table:formula="of:=[.C27]-[.B27]" office:value-type="float" office:value="329.307937">
            <text:p>329,307937</text:p>
          </table:table-cell>
          <table:table-cell table:formula="of:=[.D27]/[.A27]" office:value-type="float" office:value="0.1317231748">
            <text:p>0,1317231748</text:p>
          </table:table-cell>
          <table:table-cell table:number-columns-repeated="2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600.165079">
            <text:p>2600,165079</text:p>
          </table:table-cell>
          <table:table-cell office:value-type="float" office:value="2990">
            <text:p>2990</text:p>
          </table:table-cell>
          <table:table-cell table:formula="of:=[.C28]-[.B28]" office:value-type="float" office:value="389.834921">
            <text:p>389,834921</text:p>
          </table:table-cell>
          <table:table-cell table:formula="of:=[.D28]/[.A28]" office:value-type="float" office:value="0.149936508076923">
            <text:p>0,1499365081</text:p>
          </table:table-cell>
          <table:table-cell table:number-columns-repeated="2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690.520635">
            <text:p>2690,520635</text:p>
          </table:table-cell>
          <table:table-cell office:value-type="float" office:value="3100">
            <text:p>3100</text:p>
          </table:table-cell>
          <table:table-cell table:formula="of:=[.C29]-[.B29]" office:value-type="float" office:value="409.479365">
            <text:p>409,479365</text:p>
          </table:table-cell>
          <table:table-cell table:formula="of:=[.D29]/[.A29]" office:value-type="float" office:value="0.151659024074074">
            <text:p>0,1516590241</text:p>
          </table:table-cell>
          <table:table-cell table:number-columns-repeated="2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816.704762">
            <text:p>2816,704762</text:p>
          </table:table-cell>
          <table:table-cell office:value-type="float" office:value="3220">
            <text:p>3220</text:p>
          </table:table-cell>
          <table:table-cell table:formula="of:=[.C30]-[.B30]" office:value-type="float" office:value="403.295238">
            <text:p>403,295238</text:p>
          </table:table-cell>
          <table:table-cell table:formula="of:=[.D30]/[.A30]" office:value-type="float" office:value="0.144034013571429">
            <text:p>0,1440340136</text:p>
          </table:table-cell>
          <table:table-cell table:number-columns-repeated="2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956.038095">
            <text:p>2956,038095</text:p>
          </table:table-cell>
          <table:table-cell office:value-type="float" office:value="3330">
            <text:p>3330</text:p>
          </table:table-cell>
          <table:table-cell table:formula="of:=[.C31]-[.B31]" office:value-type="float" office:value="373.961905">
            <text:p>373,961905</text:p>
          </table:table-cell>
          <table:table-cell table:formula="of:=[.D31]/[.A31]" office:value-type="float" office:value="0.128952381034483">
            <text:p>0,128952381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11.168254">
            <text:p>3011,168254</text:p>
          </table:table-cell>
          <table:table-cell office:value-type="float" office:value="3440">
            <text:p>3440</text:p>
          </table:table-cell>
          <table:table-cell table:formula="of:=[.C32]-[.B32]" office:value-type="float" office:value="428.831746">
            <text:p>428,831746</text:p>
          </table:table-cell>
          <table:table-cell table:formula="of:=[.D32]/[.A32]" office:value-type="float" office:value="0.142943915333333">
            <text:p>0,1429439153</text:p>
          </table:table-cell>
          <table:table-cell table:number-columns-repeated="2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3149.777778">
            <text:p>3149,777778</text:p>
          </table:table-cell>
          <table:table-cell office:value-type="float" office:value="3550">
            <text:p>3550</text:p>
          </table:table-cell>
          <table:table-cell table:formula="of:=[.C33]-[.B33]" office:value-type="float" office:value="400.222222">
            <text:p>400,222222</text:p>
          </table:table-cell>
          <table:table-cell table:formula="of:=[.D33]/[.A33]" office:value-type="float" office:value="0.129103942580645">
            <text:p>0,1291039426</text:p>
          </table:table-cell>
          <table:table-cell table:number-columns-repeated="2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217.936508">
            <text:p>3217,936508</text:p>
          </table:table-cell>
          <table:table-cell office:value-type="float" office:value="3670">
            <text:p>3670</text:p>
          </table:table-cell>
          <table:table-cell table:formula="of:=[.C34]-[.B34]" office:value-type="float" office:value="452.063492">
            <text:p>452,063492</text:p>
          </table:table-cell>
          <table:table-cell table:formula="of:=[.D34]/[.A34]" office:value-type="float" office:value="0.14126984125">
            <text:p>0,1412698413</text:p>
          </table:table-cell>
          <table:table-cell table:number-columns-repeated="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314.565079">
            <text:p>3314,565079</text:p>
          </table:table-cell>
          <table:table-cell office:value-type="float" office:value="3780">
            <text:p>3780</text:p>
          </table:table-cell>
          <table:table-cell table:formula="of:=[.C35]-[.B35]" office:value-type="float" office:value="465.434921">
            <text:p>465,434921</text:p>
          </table:table-cell>
          <table:table-cell table:formula="of:=[.D35]/[.A35]" office:value-type="float" office:value="0.141040885151515">
            <text:p>0,1410408852</text:p>
          </table:table-cell>
          <table:table-cell table:number-columns-repeated="2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452.330159">
            <text:p>3452,330159</text:p>
          </table:table-cell>
          <table:table-cell office:value-type="float" office:value="3900">
            <text:p>3900</text:p>
          </table:table-cell>
          <table:table-cell table:formula="of:=[.C36]-[.B36]" office:value-type="float" office:value="447.669841">
            <text:p>447,669841</text:p>
          </table:table-cell>
          <table:table-cell table:formula="of:=[.D36]/[.A36]" office:value-type="float" office:value="0.131667600294118">
            <text:p>0,1316676003</text:p>
          </table:table-cell>
          <table:table-cell table:number-columns-repeated="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51.130159">
            <text:p>3551,130159</text:p>
          </table:table-cell>
          <table:table-cell office:value-type="float" office:value="4010">
            <text:p>4010</text:p>
          </table:table-cell>
          <table:table-cell table:formula="of:=[.C37]-[.B37]" office:value-type="float" office:value="458.869841">
            <text:p>458,869841</text:p>
          </table:table-cell>
          <table:table-cell table:formula="of:=[.D37]/[.A37]" office:value-type="float" office:value="0.131105668857143">
            <text:p>0,1311056689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649.930159">
            <text:p>3649,930159</text:p>
          </table:table-cell>
          <table:table-cell office:value-type="float" office:value="4120">
            <text:p>4120</text:p>
          </table:table-cell>
          <table:table-cell table:formula="of:=[.C38]-[.B38]" office:value-type="float" office:value="470.069841">
            <text:p>470,069841</text:p>
          </table:table-cell>
          <table:table-cell table:formula="of:=[.D38]/[.A38]" office:value-type="float" office:value="0.130574955833333">
            <text:p>0,1305749558</text:p>
          </table:table-cell>
          <table:table-cell table:number-columns-repeated="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728.946032">
            <text:p>3728,946032</text:p>
          </table:table-cell>
          <table:table-cell office:value-type="float" office:value="4230">
            <text:p>4230</text:p>
          </table:table-cell>
          <table:table-cell table:formula="of:=[.C39]-[.B39]" office:value-type="float" office:value="501.053968">
            <text:p>501,053968</text:p>
          </table:table-cell>
          <table:table-cell table:formula="of:=[.D39]/[.A39]" office:value-type="float" office:value="0.135419991351351">
            <text:p>0,1354199914</text:p>
          </table:table-cell>
          <table:table-cell table:number-columns-repeated="2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832.209524">
            <text:p>3832,209524</text:p>
          </table:table-cell>
          <table:table-cell office:value-type="float" office:value="4350">
            <text:p>4350</text:p>
          </table:table-cell>
          <table:table-cell table:formula="of:=[.C40]-[.B40]" office:value-type="float" office:value="517.790476">
            <text:p>517,790476</text:p>
          </table:table-cell>
          <table:table-cell table:formula="of:=[.D40]/[.A40]" office:value-type="float" office:value="0.136260651578947">
            <text:p>0,1362606516</text:p>
          </table:table-cell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940.177778">
            <text:p>3940,177778</text:p>
          </table:table-cell>
          <table:table-cell office:value-type="float" office:value="4450">
            <text:p>4450</text:p>
          </table:table-cell>
          <table:table-cell table:formula="of:=[.C41]-[.B41]" office:value-type="float" office:value="509.822222">
            <text:p>509,822222</text:p>
          </table:table-cell>
          <table:table-cell table:formula="of:=[.D41]/[.A41]" office:value-type="float" office:value="0.130723646666667">
            <text:p>0,1307236467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38.857143">
            <text:p>4038,857143</text:p>
          </table:table-cell>
          <table:table-cell office:value-type="float" office:value="4560">
            <text:p>4560</text:p>
          </table:table-cell>
          <table:table-cell table:formula="of:=[.C42]-[.B42]" office:value-type="float" office:value="521.142857">
            <text:p>521,142857</text:p>
          </table:table-cell>
          <table:table-cell table:formula="of:=[.D42]/[.A42]" office:value-type="float" office:value="0.13028571425">
            <text:p>0,1302857143</text:p>
          </table:table-cell>
          <table:table-cell table:number-columns-repeated="2"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4146.704762">
            <text:p>4146,704762</text:p>
          </table:table-cell>
          <table:table-cell office:value-type="float" office:value="4680">
            <text:p>4680</text:p>
          </table:table-cell>
          <table:table-cell table:formula="of:=[.C43]-[.B43]" office:value-type="float" office:value="533.295238">
            <text:p>533,295238</text:p>
          </table:table-cell>
          <table:table-cell table:formula="of:=[.D43]/[.A43]" office:value-type="float" office:value="0.130230827350427">
            <text:p>0,1302308274</text:p>
          </table:table-cell>
          <table:table-cell table:number-columns-repeated="2"/>
        </table:table-row>
        <table:table-row table:style-name="ro2">
          <table:table-cell office:value-type="string">
            <text:p>4096_voll</text:p>
          </table:table-cell>
          <table:table-cell office:value-type="float" office:value="4146.584127">
            <text:p>4146,584127</text:p>
          </table:table-cell>
          <table:table-cell office:value-type="float" office:value="4680">
            <text:p>468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AVERAGE([.E3:.E43])" office:value-type="float" office:value="0.138995570915705">
            <text:p>0,1389955709</text:p>
          </table:table-cell>
          <table:table-cell table:number-columns-repeated="2"/>
        </table:table-row>
      </table:table>
      <table:table table:name="500 mA - M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2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>
            <draw:frame table:end-cell-address="'500 mA - M'.M21" table:end-x="1.324cm" table:end-y="0.367cm" draw:z-index="0" draw:style-name="gr1" draw:text-style-name="P1" svg:width="15.999cm" svg:height="8.999cm" svg:x="1.132cm" svg:y="0.419cm">
              <draw:object draw:notify-on-update-of-ranges="'500 mA - M'.A2:'500 mA - M'.A43 '500 mA - M'.B1:'500 mA - M'.B1 '500 mA - M'.B2:'500 mA - M'.B43 '500 mA - M'.C1:'500 mA - M'.C1 '500 mA - M'.C2:'500 mA - M'.C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table:formula="of:=[.C3]-[.B3]" office:value-type="float" office:value="2.7104">
            <text:p>2,7104</text:p>
          </table:table-cell>
          <table:table-cell table:formula="of:=[.D3]/[.A3]" office:value-type="float" office:value="0.027104">
            <text:p>0,02710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table:formula="of:=[.C4]-[.B4]" office:value-type="float" office:value="5.7088">
            <text:p>5,7088</text:p>
          </table:table-cell>
          <table:table-cell table:formula="of:=[.D4]/[.A4]" office:value-type="float" office:value="0.028544">
            <text:p>0,02854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table:formula="of:=[.C5]-[.B5]" office:value-type="float" office:value="7.768">
            <text:p>7,768</text:p>
          </table:table-cell>
          <table:table-cell table:formula="of:=[.D5]/[.A5]" office:value-type="float" office:value="0.0258933333333333">
            <text:p>0,0258933333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table:formula="of:=[.C6]-[.B6]" office:value-type="float" office:value="10.8272">
            <text:p>10,8272</text:p>
          </table:table-cell>
          <table:table-cell table:formula="of:=[.D6]/[.A6]" office:value-type="float" office:value="0.027068">
            <text:p>0,02706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table:formula="of:=[.C7]-[.B7]" office:value-type="float" office:value="13.9168">
            <text:p>13,9168</text:p>
          </table:table-cell>
          <table:table-cell table:formula="of:=[.D7]/[.A7]" office:value-type="float" office:value="0.0278336">
            <text:p>0,0278336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table:formula="of:=[.C8]-[.B8]" office:value-type="float" office:value="16.0672">
            <text:p>16,0672</text:p>
          </table:table-cell>
          <table:table-cell table:formula="of:=[.D8]/[.A8]" office:value-type="float" office:value="0.0267786666666667">
            <text:p>0,0267786667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table:formula="of:=[.C9]-[.B9]" office:value-type="float" office:value="19.2176">
            <text:p>19,2176</text:p>
          </table:table-cell>
          <table:table-cell table:formula="of:=[.D9]/[.A9]" office:value-type="float" office:value="0.0274537142857143">
            <text:p>0,0274537143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table:formula="of:=[.C10]-[.B10]" office:value-type="float" office:value="21.7296">
            <text:p>21,7296</text:p>
          </table:table-cell>
          <table:table-cell table:formula="of:=[.D10]/[.A10]" office:value-type="float" office:value="0.027162">
            <text:p>0,027162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table:formula="of:=[.C11]-[.B11]" office:value-type="float" office:value="23.3328">
            <text:p>23,3328</text:p>
          </table:table-cell>
          <table:table-cell table:formula="of:=[.D11]/[.A11]" office:value-type="float" office:value="0.0259253333333334">
            <text:p>0,0259253333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table:formula="of:=[.C12]-[.B12]" office:value-type="float" office:value="27.76">
            <text:p>27,76</text:p>
          </table:table-cell>
          <table:table-cell table:formula="of:=[.D12]/[.A12]" office:value-type="float" office:value="0.02776">
            <text:p>0,02776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table:formula="of:=[.C13]-[.B13]" office:value-type="float" office:value="29.9712">
            <text:p>29,9712</text:p>
          </table:table-cell>
          <table:table-cell table:formula="of:=[.D13]/[.A13]" office:value-type="float" office:value="0.0272465454545455">
            <text:p>0,0272465455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table:formula="of:=[.C14]-[.B14]" office:value-type="float" office:value="33.2432">
            <text:p>33,2432</text:p>
          </table:table-cell>
          <table:table-cell table:formula="of:=[.D14]/[.A14]" office:value-type="float" office:value="0.0277026666666667">
            <text:p>0,0277026667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table:formula="of:=[.C15]-[.B15]" office:value-type="float" office:value="33.5392">
            <text:p>33,5392</text:p>
          </table:table-cell>
          <table:table-cell table:formula="of:=[.D15]/[.A15]" office:value-type="float" office:value="0.0257993846153846">
            <text:p>0,0257993846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table:formula="of:=[.C16]-[.B16]" office:value-type="float" office:value="35.72">
            <text:p>35,72</text:p>
          </table:table-cell>
          <table:table-cell table:formula="of:=[.D16]/[.A16]" office:value-type="float" office:value="0.0255142857142857">
            <text:p>0,0255142857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table:formula="of:=[.C17]-[.B17]" office:value-type="float" office:value="39.0528">
            <text:p>39,0528</text:p>
          </table:table-cell>
          <table:table-cell table:formula="of:=[.D17]/[.A17]" office:value-type="float" office:value="0.0260352">
            <text:p>0,0260352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table:formula="of:=[.C18]-[.B18]" office:value-type="float" office:value="42.8144">
            <text:p>42,8144</text:p>
          </table:table-cell>
          <table:table-cell table:formula="of:=[.D18]/[.A18]" office:value-type="float" office:value="0.026759">
            <text:p>0,026759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table:formula="of:=[.C19]-[.B19]" office:value-type="float" office:value="46.208">
            <text:p>46,208</text:p>
          </table:table-cell>
          <table:table-cell table:formula="of:=[.D19]/[.A19]" office:value-type="float" office:value="0.0271811764705882">
            <text:p>0,0271811765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table:formula="of:=[.C20]-[.B20]" office:value-type="float" office:value="47.9664">
            <text:p>47,9664</text:p>
          </table:table-cell>
          <table:table-cell table:formula="of:=[.D20]/[.A20]" office:value-type="float" office:value="0.026648">
            <text:p>0,026648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table:formula="of:=[.C21]-[.B21]" office:value-type="float" office:value="49.8704">
            <text:p>49,8704</text:p>
          </table:table-cell>
          <table:table-cell table:formula="of:=[.D21]/[.A21]" office:value-type="float" office:value="0.0262475789473684">
            <text:p>0,026247578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table:formula="of:=[.C22]-[.B22]" office:value-type="float" office:value="49.8624">
            <text:p>49,8624</text:p>
          </table:table-cell>
          <table:table-cell table:formula="of:=[.D22]/[.A22]" office:value-type="float" office:value="0.0249312">
            <text:p>0,0249312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table:formula="of:=[.C23]-[.B23]" office:value-type="float" office:value="54.384">
            <text:p>54,384</text:p>
          </table:table-cell>
          <table:table-cell table:formula="of:=[.D23]/[.A23]" office:value-type="float" office:value="0.0258971428571429">
            <text:p>0,0258971429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table:formula="of:=[.C24]-[.B24]" office:value-type="float" office:value="55.3792">
            <text:p>55,3792</text:p>
          </table:table-cell>
          <table:table-cell table:formula="of:=[.D24]/[.A24]" office:value-type="float" office:value="0.0251723636363636">
            <text:p>0,0251723636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table:formula="of:=[.C25]-[.B25]" office:value-type="float" office:value="58.0736000000001">
            <text:p>58,0736</text:p>
          </table:table-cell>
          <table:table-cell table:formula="of:=[.D25]/[.A25]" office:value-type="float" office:value="0.0252493913043478">
            <text:p>0,0252493913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table:formula="of:=[.C26]-[.B26]" office:value-type="float" office:value="60.376">
            <text:p>60,376</text:p>
          </table:table-cell>
          <table:table-cell table:formula="of:=[.D26]/[.A26]" office:value-type="float" office:value="0.0251566666666667">
            <text:p>0,0251566667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table:formula="of:=[.C27]-[.B27]" office:value-type="float" office:value="64.7456">
            <text:p>64,7456</text:p>
          </table:table-cell>
          <table:table-cell table:formula="of:=[.D27]/[.A27]" office:value-type="float" office:value="0.02589824">
            <text:p>0,02589824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table:formula="of:=[.C28]-[.B28]" office:value-type="float" office:value="65.832">
            <text:p>65,832</text:p>
          </table:table-cell>
          <table:table-cell table:formula="of:=[.D28]/[.A28]" office:value-type="float" office:value="0.02532">
            <text:p>0,02532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table:formula="of:=[.C29]-[.B29]" office:value-type="float" office:value="68.8064000000001">
            <text:p>68,8064</text:p>
          </table:table-cell>
          <table:table-cell table:formula="of:=[.D29]/[.A29]" office:value-type="float" office:value="0.0254838518518519">
            <text:p>0,0254838519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table:formula="of:=[.C30]-[.B30]" office:value-type="float" office:value="73.2976">
            <text:p>73,2976</text:p>
          </table:table-cell>
          <table:table-cell table:formula="of:=[.D30]/[.A30]" office:value-type="float" office:value="0.0261777142857143">
            <text:p>0,0261777143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table:formula="of:=[.C31]-[.B31]" office:value-type="float" office:value="73.1344">
            <text:p>73,1344</text:p>
          </table:table-cell>
          <table:table-cell table:formula="of:=[.D31]/[.A31]" office:value-type="float" office:value="0.0252187586206897">
            <text:p>0,0252187586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table:formula="of:=[.C32]-[.B32]" office:value-type="float" office:value="74.7408">
            <text:p>74,7408</text:p>
          </table:table-cell>
          <table:table-cell table:formula="of:=[.D32]/[.A32]" office:value-type="float" office:value="0.0249136">
            <text:p>0,0249136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table:formula="of:=[.C33]-[.B33]" office:value-type="float" office:value="79.0223999999999">
            <text:p>79,0224</text:p>
          </table:table-cell>
          <table:table-cell table:formula="of:=[.D33]/[.A33]" office:value-type="float" office:value="0.0254910967741935">
            <text:p>0,0254910968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table:formula="of:=[.C34]-[.B34]" office:value-type="float" office:value="78.528">
            <text:p>78,528</text:p>
          </table:table-cell>
          <table:table-cell table:formula="of:=[.D34]/[.A34]" office:value-type="float" office:value="0.02454">
            <text:p>0,02454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table:formula="of:=[.C35]-[.B35]" office:value-type="float" office:value="83.5664">
            <text:p>83,5664</text:p>
          </table:table-cell>
          <table:table-cell table:formula="of:=[.D35]/[.A35]" office:value-type="float" office:value="0.0253231515151515">
            <text:p>0,0253231515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table:formula="of:=[.C36]-[.B36]" office:value-type="float" office:value="83.4400000000001">
            <text:p>83,44</text:p>
          </table:table-cell>
          <table:table-cell table:formula="of:=[.D36]/[.A36]" office:value-type="float" office:value="0.0245411764705882">
            <text:p>0,0245411765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table:formula="of:=[.C37]-[.B37]" office:value-type="float" office:value="86.9312">
            <text:p>86,9312</text:p>
          </table:table-cell>
          <table:table-cell table:formula="of:=[.D37]/[.A37]" office:value-type="float" office:value="0.0248374857142857">
            <text:p>0,0248374857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table:formula="of:=[.C38]-[.B38]" office:value-type="float" office:value="88.9295999999999">
            <text:p>88,9296</text:p>
          </table:table-cell>
          <table:table-cell table:formula="of:=[.D38]/[.A38]" office:value-type="float" office:value="0.0247026666666666">
            <text:p>0,0247026667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table:formula="of:=[.C39]-[.B39]" office:value-type="float" office:value="89.1679999999999">
            <text:p>89,168</text:p>
          </table:table-cell>
          <table:table-cell table:formula="of:=[.D39]/[.A39]" office:value-type="float" office:value="0.0240994594594594">
            <text:p>0,0240994595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table:formula="of:=[.C40]-[.B40]" office:value-type="float" office:value="90.8352">
            <text:p>90,8352</text:p>
          </table:table-cell>
          <table:table-cell table:formula="of:=[.D40]/[.A40]" office:value-type="float" office:value="0.023904">
            <text:p>0,023904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table:formula="of:=[.C41]-[.B41]" office:value-type="float" office:value="91.6848">
            <text:p>91,6848</text:p>
          </table:table-cell>
          <table:table-cell table:formula="of:=[.D41]/[.A41]" office:value-type="float" office:value="0.0235089230769231">
            <text:p>0,0235089231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table:formula="of:=[.C42]-[.B42]" office:value-type="float" office:value="96.3824">
            <text:p>96,3824</text:p>
          </table:table-cell>
          <table:table-cell table:formula="of:=[.D42]/[.A42]" office:value-type="float" office:value="0.0240956">
            <text:p>0,0240956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table:formula="of:=([.B42]-[.B41])/100*95+[.B42]" office:value-type="float" office:value="1170.50488">
            <text:p>1170,50488</text:p>
          </table:table-cell>
          <table:table-cell office:value-type="float" office:value="1272">
            <text:p>1272</text:p>
          </table:table-cell>
          <table:table-cell table:formula="of:=[.C43]-[.B43]" office:value-type="float" office:value="101.49512">
            <text:p>101,49512</text:p>
          </table:table-cell>
          <table:table-cell table:formula="of:=[.D43]/[.A43]" office:value-type="float" office:value="0.0247851330891331">
            <text:p>0,0247851331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/>
          <table:table-cell office:value-type="float" office:value="1274">
            <text:p>127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3:.E43])" office:value-type="float" office:value="0.0258513196945626">
            <text:p>0,0258513197</text:p>
          </table:table-cell>
          <table:table-cell/>
        </table:table-row>
      </table:table>
      <table:table table:name="350 mA - SS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2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/>
          <table:table-cell>
            <draw:frame table:end-cell-address="'350 mA - SS'.M21" table:end-x="1.8cm" table:end-y="0.452cm" draw:z-index="0" draw:style-name="gr1" draw:text-style-name="P1" svg:width="15.999cm" svg:height="8.98cm" svg:x="1.608cm" svg:y="0.053cm">
              <draw:object draw:notify-on-update-of-ranges="'350 mA - SS'.A2:'350 mA - SS'.A43 '350 mA - SS'.B1:'350 mA - SS'.B1 '350 mA - SS'.B2:'350 mA - SS'.B43 '350 mA - SS'.C1:'350 mA - SS'.C1 '350 mA - SS'.C2:'350 mA - SS'.C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.2928">
            <text:p>63,2928</text:p>
          </table:table-cell>
          <table:table-cell office:value-type="float" office:value="73">
            <text:p>73</text:p>
          </table:table-cell>
          <table:table-cell table:formula="of:=[.C3]-[.B3]" office:value-type="float" office:value="9.7072">
            <text:p>9,7072</text:p>
          </table:table-cell>
          <table:table-cell table:formula="of:=[.D3]/[.A3]" office:value-type="float" office:value="0.097072">
            <text:p>0,09707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9.6272">
            <text:p>139,6272</text:p>
          </table:table-cell>
          <table:table-cell office:value-type="float" office:value="158">
            <text:p>158</text:p>
          </table:table-cell>
          <table:table-cell table:formula="of:=[.C4]-[.B4]" office:value-type="float" office:value="18.3728">
            <text:p>18,3728</text:p>
          </table:table-cell>
          <table:table-cell table:formula="of:=[.D4]/[.A4]" office:value-type="float" office:value="0.0918640000000001">
            <text:p>0,09186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2.5264">
            <text:p>212,5264</text:p>
          </table:table-cell>
          <table:table-cell office:value-type="float" office:value="243">
            <text:p>243</text:p>
          </table:table-cell>
          <table:table-cell table:formula="of:=[.C5]-[.B5]" office:value-type="float" office:value="30.4736">
            <text:p>30,4736</text:p>
          </table:table-cell>
          <table:table-cell table:formula="of:=[.D5]/[.A5]" office:value-type="float" office:value="0.101578666666667">
            <text:p>0,101578666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6.8848">
            <text:p>286,8848</text:p>
          </table:table-cell>
          <table:table-cell office:value-type="float" office:value="328">
            <text:p>328</text:p>
          </table:table-cell>
          <table:table-cell table:formula="of:=[.C6]-[.B6]" office:value-type="float" office:value="41.1152">
            <text:p>41,1152</text:p>
          </table:table-cell>
          <table:table-cell table:formula="of:=[.D6]/[.A6]" office:value-type="float" office:value="0.102788">
            <text:p>0,10278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61.304">
            <text:p>361,304</text:p>
          </table:table-cell>
          <table:table-cell office:value-type="float" office:value="413">
            <text:p>413</text:p>
          </table:table-cell>
          <table:table-cell table:formula="of:=[.C7]-[.B7]" office:value-type="float" office:value="51.696">
            <text:p>51,696</text:p>
          </table:table-cell>
          <table:table-cell table:formula="of:=[.D7]/[.A7]" office:value-type="float" office:value="0.103392">
            <text:p>0,10339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37.912">
            <text:p>437,912</text:p>
          </table:table-cell>
          <table:table-cell office:value-type="float" office:value="497">
            <text:p>497</text:p>
          </table:table-cell>
          <table:table-cell table:formula="of:=[.C8]-[.B8]" office:value-type="float" office:value="59.088">
            <text:p>59,088</text:p>
          </table:table-cell>
          <table:table-cell table:formula="of:=[.D8]/[.A8]" office:value-type="float" office:value="0.09848">
            <text:p>0,09848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10.0816">
            <text:p>510,0816</text:p>
          </table:table-cell>
          <table:table-cell office:value-type="float" office:value="582">
            <text:p>582</text:p>
          </table:table-cell>
          <table:table-cell table:formula="of:=[.C9]-[.B9]" office:value-type="float" office:value="71.9184">
            <text:p>71,9184</text:p>
          </table:table-cell>
          <table:table-cell table:formula="of:=[.D9]/[.A9]" office:value-type="float" office:value="0.102740571428571">
            <text:p>0,1027405714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85.5648">
            <text:p>585,5648</text:p>
          </table:table-cell>
          <table:table-cell office:value-type="float" office:value="666">
            <text:p>666</text:p>
          </table:table-cell>
          <table:table-cell table:formula="of:=[.C10]-[.B10]" office:value-type="float" office:value="80.4352">
            <text:p>80,4352</text:p>
          </table:table-cell>
          <table:table-cell table:formula="of:=[.D10]/[.A10]" office:value-type="float" office:value="0.100544">
            <text:p>0,100544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60.8352">
            <text:p>660,8352</text:p>
          </table:table-cell>
          <table:table-cell office:value-type="float" office:value="751">
            <text:p>751</text:p>
          </table:table-cell>
          <table:table-cell table:formula="of:=[.C11]-[.B11]" office:value-type="float" office:value="90.1648">
            <text:p>90,1648</text:p>
          </table:table-cell>
          <table:table-cell table:formula="of:=[.D11]/[.A11]" office:value-type="float" office:value="0.100183111111111">
            <text:p>0,1001831111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33.1872">
            <text:p>733,1872</text:p>
          </table:table-cell>
          <table:table-cell office:value-type="float" office:value="836">
            <text:p>836</text:p>
          </table:table-cell>
          <table:table-cell table:formula="of:=[.C12]-[.B12]" office:value-type="float" office:value="102.8128">
            <text:p>102,8128</text:p>
          </table:table-cell>
          <table:table-cell table:formula="of:=[.D12]/[.A12]" office:value-type="float" office:value="0.1028128">
            <text:p>0,1028128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813.2912">
            <text:p>813,2912</text:p>
          </table:table-cell>
          <table:table-cell office:value-type="float" office:value="920">
            <text:p>920</text:p>
          </table:table-cell>
          <table:table-cell table:formula="of:=[.C13]-[.B13]" office:value-type="float" office:value="106.7088">
            <text:p>106,7088</text:p>
          </table:table-cell>
          <table:table-cell table:formula="of:=[.D13]/[.A13]" office:value-type="float" office:value="0.097008">
            <text:p>0,097008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881.7216">
            <text:p>881,7216</text:p>
          </table:table-cell>
          <table:table-cell office:value-type="float" office:value="1005">
            <text:p>1005</text:p>
          </table:table-cell>
          <table:table-cell table:formula="of:=[.C14]-[.B14]" office:value-type="float" office:value="123.2784">
            <text:p>123,2784</text:p>
          </table:table-cell>
          <table:table-cell table:formula="of:=[.D14]/[.A14]" office:value-type="float" office:value="0.102732">
            <text:p>0,102732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957.9344">
            <text:p>957,9344</text:p>
          </table:table-cell>
          <table:table-cell office:value-type="float" office:value="1090">
            <text:p>1090</text:p>
          </table:table-cell>
          <table:table-cell table:formula="of:=[.C15]-[.B15]" office:value-type="float" office:value="132.0656">
            <text:p>132,0656</text:p>
          </table:table-cell>
          <table:table-cell table:formula="of:=[.D15]/[.A15]" office:value-type="float" office:value="0.101588923076923">
            <text:p>0,1015889231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34.2992">
            <text:p>1034,2992</text:p>
          </table:table-cell>
          <table:table-cell office:value-type="float" office:value="1174">
            <text:p>1174</text:p>
          </table:table-cell>
          <table:table-cell table:formula="of:=[.C16]-[.B16]" office:value-type="float" office:value="139.7008">
            <text:p>139,7008</text:p>
          </table:table-cell>
          <table:table-cell table:formula="of:=[.D16]/[.A16]" office:value-type="float" office:value="0.0997862857142858">
            <text:p>0,0997862857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04.9792">
            <text:p>1104,9792</text:p>
          </table:table-cell>
          <table:table-cell office:value-type="float" office:value="1259">
            <text:p>1259</text:p>
          </table:table-cell>
          <table:table-cell table:formula="of:=[.C17]-[.B17]" office:value-type="float" office:value="154.0208">
            <text:p>154,0208</text:p>
          </table:table-cell>
          <table:table-cell table:formula="of:=[.D17]/[.A17]" office:value-type="float" office:value="0.102680533333333">
            <text:p>0,1026805333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179.216">
            <text:p>1179,216</text:p>
          </table:table-cell>
          <table:table-cell office:value-type="float" office:value="1343">
            <text:p>1343</text:p>
          </table:table-cell>
          <table:table-cell table:formula="of:=[.C18]-[.B18]" office:value-type="float" office:value="163.784">
            <text:p>163,784</text:p>
          </table:table-cell>
          <table:table-cell table:formula="of:=[.D18]/[.A18]" office:value-type="float" office:value="0.102365">
            <text:p>0,102365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257.4656">
            <text:p>1257,4656</text:p>
          </table:table-cell>
          <table:table-cell office:value-type="float" office:value="1428">
            <text:p>1428</text:p>
          </table:table-cell>
          <table:table-cell table:formula="of:=[.C19]-[.B19]" office:value-type="float" office:value="170.5344">
            <text:p>170,5344</text:p>
          </table:table-cell>
          <table:table-cell table:formula="of:=[.D19]/[.A19]" office:value-type="float" office:value="0.100314352941176">
            <text:p>0,100314352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331.7936">
            <text:p>1331,7936</text:p>
          </table:table-cell>
          <table:table-cell office:value-type="float" office:value="1512">
            <text:p>1512</text:p>
          </table:table-cell>
          <table:table-cell table:formula="of:=[.C20]-[.B20]" office:value-type="float" office:value="180.2064">
            <text:p>180,2064</text:p>
          </table:table-cell>
          <table:table-cell table:formula="of:=[.D20]/[.A20]" office:value-type="float" office:value="0.100114666666667">
            <text:p>0,1001146667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402.2608">
            <text:p>1402,2608</text:p>
          </table:table-cell>
          <table:table-cell office:value-type="float" office:value="1597">
            <text:p>1597</text:p>
          </table:table-cell>
          <table:table-cell table:formula="of:=[.C21]-[.B21]" office:value-type="float" office:value="194.7392">
            <text:p>194,7392</text:p>
          </table:table-cell>
          <table:table-cell table:formula="of:=[.D21]/[.A21]" office:value-type="float" office:value="0.102494315789474">
            <text:p>0,1024943158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76.4976">
            <text:p>1476,4976</text:p>
          </table:table-cell>
          <table:table-cell office:value-type="float" office:value="1681">
            <text:p>1681</text:p>
          </table:table-cell>
          <table:table-cell table:formula="of:=[.C22]-[.B22]" office:value-type="float" office:value="204.5024">
            <text:p>204,5024</text:p>
          </table:table-cell>
          <table:table-cell table:formula="of:=[.D22]/[.A22]" office:value-type="float" office:value="0.1022512">
            <text:p>0,1022512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557.7872">
            <text:p>1557,7872</text:p>
          </table:table-cell>
          <table:table-cell office:value-type="float" office:value="1766">
            <text:p>1766</text:p>
          </table:table-cell>
          <table:table-cell table:formula="of:=[.C23]-[.B23]" office:value-type="float" office:value="208.2128">
            <text:p>208,2128</text:p>
          </table:table-cell>
          <table:table-cell table:formula="of:=[.D23]/[.A23]" office:value-type="float" office:value="0.0991489523809524">
            <text:p>0,0991489524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633.9392">
            <text:p>1633,9392</text:p>
          </table:table-cell>
          <table:table-cell office:value-type="float" office:value="1850">
            <text:p>1850</text:p>
          </table:table-cell>
          <table:table-cell table:formula="of:=[.C24]-[.B24]" office:value-type="float" office:value="216.0608">
            <text:p>216,0608</text:p>
          </table:table-cell>
          <table:table-cell table:formula="of:=[.D24]/[.A24]" office:value-type="float" office:value="0.0982094545454545">
            <text:p>0,0982094545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705.3184">
            <text:p>1705,3184</text:p>
          </table:table-cell>
          <table:table-cell office:value-type="float" office:value="1935">
            <text:p>1935</text:p>
          </table:table-cell>
          <table:table-cell table:formula="of:=[.C25]-[.B25]" office:value-type="float" office:value="229.6816">
            <text:p>229,6816</text:p>
          </table:table-cell>
          <table:table-cell table:formula="of:=[.D25]/[.A25]" office:value-type="float" office:value="0.0998615652173913">
            <text:p>0,0998615652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773.7488">
            <text:p>1773,7488</text:p>
          </table:table-cell>
          <table:table-cell office:value-type="float" office:value="2020">
            <text:p>2020</text:p>
          </table:table-cell>
          <table:table-cell table:formula="of:=[.C26]-[.B26]" office:value-type="float" office:value="246.2512">
            <text:p>246,2512</text:p>
          </table:table-cell>
          <table:table-cell table:formula="of:=[.D26]/[.A26]" office:value-type="float" office:value="0.102604666666667">
            <text:p>0,1026046667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49.7488">
            <text:p>1849,7488</text:p>
          </table:table-cell>
          <table:table-cell office:value-type="float" office:value="2110">
            <text:p>2110</text:p>
          </table:table-cell>
          <table:table-cell table:formula="of:=[.C27]-[.B27]" office:value-type="float" office:value="260.2512">
            <text:p>260,2512</text:p>
          </table:table-cell>
          <table:table-cell table:formula="of:=[.D27]/[.A27]" office:value-type="float" office:value="0.10410048">
            <text:p>0,10410048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919.904762">
            <text:p>1919,904762</text:p>
          </table:table-cell>
          <table:table-cell office:value-type="float" office:value="2190">
            <text:p>2190</text:p>
          </table:table-cell>
          <table:table-cell table:formula="of:=[.C28]-[.B28]" office:value-type="float" office:value="270.095238">
            <text:p>270,095238</text:p>
          </table:table-cell>
          <table:table-cell table:formula="of:=[.D28]/[.A28]" office:value-type="float" office:value="0.103882783846154">
            <text:p>0,1038827838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020.031746">
            <text:p>2020,031746</text:p>
          </table:table-cell>
          <table:table-cell office:value-type="float" office:value="2280">
            <text:p>2280</text:p>
          </table:table-cell>
          <table:table-cell table:formula="of:=[.C29]-[.B29]" office:value-type="float" office:value="259.968254">
            <text:p>259,968254</text:p>
          </table:table-cell>
          <table:table-cell table:formula="of:=[.D29]/[.A29]" office:value-type="float" office:value="0.0962845385185185">
            <text:p>0,0962845385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092.774603">
            <text:p>2092,774603</text:p>
          </table:table-cell>
          <table:table-cell office:value-type="float" office:value="2360">
            <text:p>2360</text:p>
          </table:table-cell>
          <table:table-cell table:formula="of:=[.C30]-[.B30]" office:value-type="float" office:value="267.225397">
            <text:p>267,225397</text:p>
          </table:table-cell>
          <table:table-cell table:formula="of:=[.D30]/[.A30]" office:value-type="float" office:value="0.0954376417857143">
            <text:p>0,0954376418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133.790476">
            <text:p>2133,790476</text:p>
          </table:table-cell>
          <table:table-cell office:value-type="float" office:value="2450">
            <text:p>2450</text:p>
          </table:table-cell>
          <table:table-cell table:formula="of:=[.C31]-[.B31]" office:value-type="float" office:value="316.209524">
            <text:p>316,209524</text:p>
          </table:table-cell>
          <table:table-cell table:formula="of:=[.D31]/[.A31]" office:value-type="float" office:value="0.109037766896552">
            <text:p>0,1090377669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199.898413">
            <text:p>2199,898413</text:p>
          </table:table-cell>
          <table:table-cell office:value-type="float" office:value="2530">
            <text:p>2530</text:p>
          </table:table-cell>
          <table:table-cell table:formula="of:=[.C32]-[.B32]" office:value-type="float" office:value="330.101587">
            <text:p>330,101587</text:p>
          </table:table-cell>
          <table:table-cell table:formula="of:=[.D32]/[.A32]" office:value-type="float" office:value="0.110033862333333">
            <text:p>0,1100338623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2304.006349">
            <text:p>2304,006349</text:p>
          </table:table-cell>
          <table:table-cell office:value-type="float" office:value="2610">
            <text:p>2610</text:p>
          </table:table-cell>
          <table:table-cell table:formula="of:=[.C33]-[.B33]" office:value-type="float" office:value="305.993651">
            <text:p>305,993651</text:p>
          </table:table-cell>
          <table:table-cell table:formula="of:=[.D33]/[.A33]" office:value-type="float" office:value="0.0987076293548388">
            <text:p>0,0987076294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2352.501587">
            <text:p>2352,501587</text:p>
          </table:table-cell>
          <table:table-cell office:value-type="float" office:value="2700">
            <text:p>2700</text:p>
          </table:table-cell>
          <table:table-cell table:formula="of:=[.C34]-[.B34]" office:value-type="float" office:value="347.498413">
            <text:p>347,498413</text:p>
          </table:table-cell>
          <table:table-cell table:formula="of:=[.D34]/[.A34]" office:value-type="float" office:value="0.1085932540625">
            <text:p>0,1085932541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2439.84127">
            <text:p>2439,84127</text:p>
          </table:table-cell>
          <table:table-cell office:value-type="float" office:value="2780">
            <text:p>2780</text:p>
          </table:table-cell>
          <table:table-cell table:formula="of:=[.C35]-[.B35]" office:value-type="float" office:value="340.15873">
            <text:p>340,15873</text:p>
          </table:table-cell>
          <table:table-cell table:formula="of:=[.D35]/[.A35]" office:value-type="float" office:value="0.103078403030303">
            <text:p>0,103078403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2529.593651">
            <text:p>2529,593651</text:p>
          </table:table-cell>
          <table:table-cell office:value-type="float" office:value="2870">
            <text:p>2870</text:p>
          </table:table-cell>
          <table:table-cell table:formula="of:=[.C36]-[.B36]" office:value-type="float" office:value="340.406349">
            <text:p>340,406349</text:p>
          </table:table-cell>
          <table:table-cell table:formula="of:=[.D36]/[.A36]" office:value-type="float" office:value="0.100119514411765">
            <text:p>0,1001195144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02.457143">
            <text:p>2602,457143</text:p>
          </table:table-cell>
          <table:table-cell office:value-type="float" office:value="2950">
            <text:p>2950</text:p>
          </table:table-cell>
          <table:table-cell table:formula="of:=[.C37]-[.B37]" office:value-type="float" office:value="347.542857">
            <text:p>347,542857</text:p>
          </table:table-cell>
          <table:table-cell table:formula="of:=[.D37]/[.A37]" office:value-type="float" office:value="0.0992979591428571">
            <text:p>0,0992979591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2657.104762">
            <text:p>2657,104762</text:p>
          </table:table-cell>
          <table:table-cell office:value-type="float" office:value="3040">
            <text:p>3040</text:p>
          </table:table-cell>
          <table:table-cell table:formula="of:=[.C38]-[.B38]" office:value-type="float" office:value="382.895238">
            <text:p>382,895238</text:p>
          </table:table-cell>
          <table:table-cell table:formula="of:=[.D38]/[.A38]" office:value-type="float" office:value="0.106359788333333">
            <text:p>0,1063597883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2733.346032">
            <text:p>2733,346032</text:p>
          </table:table-cell>
          <table:table-cell office:value-type="float" office:value="3120">
            <text:p>3120</text:p>
          </table:table-cell>
          <table:table-cell table:formula="of:=[.C39]-[.B39]" office:value-type="float" office:value="386.653968">
            <text:p>386,653968</text:p>
          </table:table-cell>
          <table:table-cell table:formula="of:=[.D39]/[.A39]" office:value-type="float" office:value="0.104501072432432">
            <text:p>0,1045010724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2814.774603">
            <text:p>2814,774603</text:p>
          </table:table-cell>
          <table:table-cell office:value-type="float" office:value="3210">
            <text:p>3210</text:p>
          </table:table-cell>
          <table:table-cell table:formula="of:=[.C40]-[.B40]" office:value-type="float" office:value="395.225397">
            <text:p>395,225397</text:p>
          </table:table-cell>
          <table:table-cell table:formula="of:=[.D40]/[.A40]" office:value-type="float" office:value="0.104006683421053">
            <text:p>0,1040066834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2892.704762">
            <text:p>2892,704762</text:p>
          </table:table-cell>
          <table:table-cell office:value-type="float" office:value="3290">
            <text:p>3290</text:p>
          </table:table-cell>
          <table:table-cell table:formula="of:=[.C41]-[.B41]" office:value-type="float" office:value="397.295238">
            <text:p>397,295238</text:p>
          </table:table-cell>
          <table:table-cell table:formula="of:=[.D41]/[.A41]" office:value-type="float" office:value="0.101870573846154">
            <text:p>0,1018705738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64.965079">
            <text:p>2964,965079</text:p>
          </table:table-cell>
          <table:table-cell office:value-type="float" office:value="3370">
            <text:p>3370</text:p>
          </table:table-cell>
          <table:table-cell table:formula="of:=[.C42]-[.B42]" office:value-type="float" office:value="405.034921">
            <text:p>405,034921</text:p>
          </table:table-cell>
          <table:table-cell table:formula="of:=[.D42]/[.A42]" office:value-type="float" office:value="0.10125873025">
            <text:p>0,1012587303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3041.809524">
            <text:p>3041,809524</text:p>
          </table:table-cell>
          <table:table-cell office:value-type="float" office:value="3460">
            <text:p>3460</text:p>
          </table:table-cell>
          <table:table-cell table:formula="of:=[.C43]-[.B43]" office:value-type="float" office:value="418.190476">
            <text:p>418,190476</text:p>
          </table:table-cell>
          <table:table-cell table:formula="of:=[.D43]/[.A43]" office:value-type="float" office:value="0.102122216361416">
            <text:p>0,1021222164</text:p>
          </table:table-cell>
          <table:table-cell/>
        </table:table-row>
        <table:table-row table:style-name="ro2">
          <table:table-cell office:value-type="string">
            <text:p>4096_voll</text:p>
          </table:table-cell>
          <table:table-cell office:value-type="float" office:value="3041.085714">
            <text:p>3041,085714</text:p>
          </table:table-cell>
          <table:table-cell office:value-type="float" office:value="3460">
            <text:p>346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3:.E43])" office:value-type="float" office:value="0.101495316184527">
            <text:p>0,1014953162</text:p>
          </table:table-cell>
          <table:table-cell/>
        </table:table-row>
      </table:table>
      <table:table table:name="350 mA - M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2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table:formula="of:=[.C3]-[.B3]" office:value-type="float" office:value="1.6688">
            <text:p>1,6688</text:p>
          </table:table-cell>
          <table:table-cell table:formula="of:=[.D3]/[.A3]" office:value-type="float" office:value="0.016688">
            <text:p>0,016688</text:p>
          </table:table-cell>
          <table:table-cell/>
          <table:table-cell>
            <draw:frame table:end-cell-address="'350 mA - M'.N23" table:end-x="1.939cm" table:end-y="0.081cm" draw:z-index="0" draw:style-name="gr1" draw:text-style-name="P1" svg:width="15.999cm" svg:height="9.002cm" svg:x="1.747cm" svg:y="0.112cm">
              <draw:object draw:notify-on-update-of-ranges="'350 mA - M'.A2:'350 mA - M'.A43 '350 mA - M'.B1:'350 mA - M'.B1 '350 mA - M'.B2:'350 mA - M'.B43 '350 mA - M'.C1:'350 mA - M'.C1 '350 mA - M'.C2:'350 mA - M'.C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table:formula="of:=[.C4]-[.B4]" office:value-type="float" office:value="3.0544">
            <text:p>3,0544</text:p>
          </table:table-cell>
          <table:table-cell table:formula="of:=[.D4]/[.A4]" office:value-type="float" office:value="0.015272">
            <text:p>0,01527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table:formula="of:=[.C5]-[.B5]" office:value-type="float" office:value="4.5008">
            <text:p>4,5008</text:p>
          </table:table-cell>
          <table:table-cell table:formula="of:=[.D5]/[.A5]" office:value-type="float" office:value="0.0150026666666667">
            <text:p>0,0150026667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table:formula="of:=[.C6]-[.B6]" office:value-type="float" office:value="5.0352">
            <text:p>5,0352</text:p>
          </table:table-cell>
          <table:table-cell table:formula="of:=[.D6]/[.A6]" office:value-type="float" office:value="0.012588">
            <text:p>0,012588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table:formula="of:=[.C7]-[.B7]" office:value-type="float" office:value="7.42400000000001">
            <text:p>7,424</text:p>
          </table:table-cell>
          <table:table-cell table:formula="of:=[.D7]/[.A7]" office:value-type="float" office:value="0.014848">
            <text:p>0,014848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table:formula="of:=[.C8]-[.B8]" office:value-type="float" office:value="8.41119999999999">
            <text:p>8,4112</text:p>
          </table:table-cell>
          <table:table-cell table:formula="of:=[.D8]/[.A8]" office:value-type="float" office:value="0.0140186666666667">
            <text:p>0,0140186667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table:formula="of:=[.C9]-[.B9]" office:value-type="float" office:value="9.6448">
            <text:p>9,6448</text:p>
          </table:table-cell>
          <table:table-cell table:formula="of:=[.D9]/[.A9]" office:value-type="float" office:value="0.0137782857142857">
            <text:p>0,0137782857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table:formula="of:=[.C10]-[.B10]" office:value-type="float" office:value="12.9152">
            <text:p>12,9152</text:p>
          </table:table-cell>
          <table:table-cell table:formula="of:=[.D10]/[.A10]" office:value-type="float" office:value="0.016144">
            <text:p>0,016144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table:formula="of:=[.C11]-[.B11]" office:value-type="float" office:value="12.2032">
            <text:p>12,2032</text:p>
          </table:table-cell>
          <table:table-cell table:formula="of:=[.D11]/[.A11]" office:value-type="float" office:value="0.0135591111111111">
            <text:p>0,0135591111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table:formula="of:=[.C12]-[.B12]" office:value-type="float" office:value="15.5344">
            <text:p>15,5344</text:p>
          </table:table-cell>
          <table:table-cell table:formula="of:=[.D12]/[.A12]" office:value-type="float" office:value="0.0155344">
            <text:p>0,0155344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table:formula="of:=[.C13]-[.B13]" office:value-type="float" office:value="16.8288">
            <text:p>16,8288</text:p>
          </table:table-cell>
          <table:table-cell table:formula="of:=[.D13]/[.A13]" office:value-type="float" office:value="0.0152989090909091">
            <text:p>0,015298909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table:formula="of:=[.C14]-[.B14]" office:value-type="float" office:value="18.5488">
            <text:p>18,5488</text:p>
          </table:table-cell>
          <table:table-cell table:formula="of:=[.D14]/[.A14]" office:value-type="float" office:value="0.0154573333333333">
            <text:p>0,0154573333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table:formula="of:=[.C15]-[.B15]" office:value-type="float" office:value="20.4816">
            <text:p>20,4816</text:p>
          </table:table-cell>
          <table:table-cell table:formula="of:=[.D15]/[.A15]" office:value-type="float" office:value="0.0157550769230769">
            <text:p>0,015755076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table:formula="of:=[.C16]-[.B16]" office:value-type="float" office:value="20.256">
            <text:p>20,256</text:p>
          </table:table-cell>
          <table:table-cell table:formula="of:=[.D16]/[.A16]" office:value-type="float" office:value="0.0144685714285714">
            <text:p>0,0144685714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table:formula="of:=[.C17]-[.B17]" office:value-type="float" office:value="23.5568">
            <text:p>23,5568</text:p>
          </table:table-cell>
          <table:table-cell table:formula="of:=[.D17]/[.A17]" office:value-type="float" office:value="0.0157045333333333">
            <text:p>0,0157045333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table:formula="of:=[.C18]-[.B18]" office:value-type="float" office:value="25.1552">
            <text:p>25,1552</text:p>
          </table:table-cell>
          <table:table-cell table:formula="of:=[.D18]/[.A18]" office:value-type="float" office:value="0.015722">
            <text:p>0,015722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table:formula="of:=[.C19]-[.B19]" office:value-type="float" office:value="26.632">
            <text:p>26,632</text:p>
          </table:table-cell>
          <table:table-cell table:formula="of:=[.D19]/[.A19]" office:value-type="float" office:value="0.0156658823529412">
            <text:p>0,0156658824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table:formula="of:=[.C20]-[.B20]" office:value-type="float" office:value="25.616">
            <text:p>25,616</text:p>
          </table:table-cell>
          <table:table-cell table:formula="of:=[.D20]/[.A20]" office:value-type="float" office:value="0.0142311111111111">
            <text:p>0,0142311111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table:formula="of:=[.C21]-[.B21]" office:value-type="float" office:value="29.6768">
            <text:p>29,6768</text:p>
          </table:table-cell>
          <table:table-cell table:formula="of:=[.D21]/[.A21]" office:value-type="float" office:value="0.0156193684210526">
            <text:p>0,0156193684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table:formula="of:=[.C22]-[.B22]" office:value-type="float" office:value="31.2752">
            <text:p>31,2752</text:p>
          </table:table-cell>
          <table:table-cell table:formula="of:=[.D22]/[.A22]" office:value-type="float" office:value="0.0156376">
            <text:p>0,0156376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table:formula="of:=[.C23]-[.B23]" office:value-type="float" office:value="31.1408">
            <text:p>31,1408</text:p>
          </table:table-cell>
          <table:table-cell table:formula="of:=[.D23]/[.A23]" office:value-type="float" office:value="0.0148289523809524">
            <text:p>0,0148289524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table:formula="of:=[.C24]-[.B24]" office:value-type="float" office:value="32.7392">
            <text:p>32,7392</text:p>
          </table:table-cell>
          <table:table-cell table:formula="of:=[.D24]/[.A24]" office:value-type="float" office:value="0.0148814545454545">
            <text:p>0,0148814545</text:p>
          </table:table-cell>
          <table:table-cell table:number-columns-repeated="2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table:formula="of:=[.C25]-[.B25]" office:value-type="float" office:value="34.1552">
            <text:p>34,1552</text:p>
          </table:table-cell>
          <table:table-cell table:formula="of:=[.D25]/[.A25]" office:value-type="float" office:value="0.0148500869565217">
            <text:p>0,014850087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table:formula="of:=[.C26]-[.B26]" office:value-type="float" office:value="35.2672">
            <text:p>35,2672</text:p>
          </table:table-cell>
          <table:table-cell table:formula="of:=[.D26]/[.A26]" office:value-type="float" office:value="0.0146946666666667">
            <text:p>0,0146946667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table:formula="of:=[.C27]-[.B27]" office:value-type="float" office:value="36.6224">
            <text:p>36,6224</text:p>
          </table:table-cell>
          <table:table-cell table:formula="of:=[.D27]/[.A27]" office:value-type="float" office:value="0.01464896">
            <text:p>0,01464896</text:p>
          </table:table-cell>
          <table:table-cell table:number-columns-repeated="2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table:formula="of:=[.C28]-[.B28]" office:value-type="float" office:value="39.8656">
            <text:p>39,8656</text:p>
          </table:table-cell>
          <table:table-cell table:formula="of:=[.D28]/[.A28]" office:value-type="float" office:value="0.0153329230769231">
            <text:p>0,0153329231</text:p>
          </table:table-cell>
          <table:table-cell table:number-columns-repeated="2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table:formula="of:=[.C29]-[.B29]" office:value-type="float" office:value="41.0384">
            <text:p>41,0384</text:p>
          </table:table-cell>
          <table:table-cell table:formula="of:=[.D29]/[.A29]" office:value-type="float" office:value="0.0151994074074074">
            <text:p>0,0151994074</text:p>
          </table:table-cell>
          <table:table-cell table:number-columns-repeated="2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table:formula="of:=[.C30]-[.B30]" office:value-type="float" office:value="41.0256000000001">
            <text:p>41,0256</text:p>
          </table:table-cell>
          <table:table-cell table:formula="of:=[.D30]/[.A30]" office:value-type="float" office:value="0.014652">
            <text:p>0,014652</text:p>
          </table:table-cell>
          <table:table-cell table:number-columns-repeated="2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table:formula="of:=[.C31]-[.B31]" office:value-type="float" office:value="41.1072">
            <text:p>41,1072</text:p>
          </table:table-cell>
          <table:table-cell table:formula="of:=[.D31]/[.A31]" office:value-type="float" office:value="0.0141748965517242">
            <text:p>0,0141748966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table:formula="of:=[.C32]-[.B32]" office:value-type="float" office:value="42.6448">
            <text:p>42,6448</text:p>
          </table:table-cell>
          <table:table-cell table:formula="of:=[.D32]/[.A32]" office:value-type="float" office:value="0.0142149333333333">
            <text:p>0,0142149333</text:p>
          </table:table-cell>
          <table:table-cell table:number-columns-repeated="2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table:formula="of:=[.C33]-[.B33]" office:value-type="float" office:value="44.4864">
            <text:p>44,4864</text:p>
          </table:table-cell>
          <table:table-cell table:formula="of:=[.D33]/[.A33]" office:value-type="float" office:value="0.0143504516129032">
            <text:p>0,0143504516</text:p>
          </table:table-cell>
          <table:table-cell table:number-columns-repeated="2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table:formula="of:=[.C34]-[.B34]" office:value-type="float" office:value="47.3008">
            <text:p>47,3008</text:p>
          </table:table-cell>
          <table:table-cell table:formula="of:=[.D34]/[.A34]" office:value-type="float" office:value="0.0147815">
            <text:p>0,0147815</text:p>
          </table:table-cell>
          <table:table-cell table:number-columns-repeated="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table:formula="of:=[.C35]-[.B35]" office:value-type="float" office:value="49.568">
            <text:p>49,568</text:p>
          </table:table-cell>
          <table:table-cell table:formula="of:=[.D35]/[.A35]" office:value-type="float" office:value="0.0150206060606061">
            <text:p>0,0150206061</text:p>
          </table:table-cell>
          <table:table-cell table:number-columns-repeated="2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table:formula="of:=[.C36]-[.B36]" office:value-type="float" office:value="48.3728">
            <text:p>48,3728</text:p>
          </table:table-cell>
          <table:table-cell table:formula="of:=[.D36]/[.A36]" office:value-type="float" office:value="0.0142272941176471">
            <text:p>0,0142272941</text:p>
          </table:table-cell>
          <table:table-cell table:number-columns-repeated="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table:formula="of:=[.C37]-[.B37]" office:value-type="float" office:value="50.0016000000001">
            <text:p>50,0016</text:p>
          </table:table-cell>
          <table:table-cell table:formula="of:=[.D37]/[.A37]" office:value-type="float" office:value="0.0142861714285714">
            <text:p>0,0142861714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table:formula="of:=[.C38]-[.B38]" office:value-type="float" office:value="51.5088">
            <text:p>51,5088</text:p>
          </table:table-cell>
          <table:table-cell table:formula="of:=[.D38]/[.A38]" office:value-type="float" office:value="0.014308">
            <text:p>0,014308</text:p>
          </table:table-cell>
          <table:table-cell table:number-columns-repeated="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table:formula="of:=[.C39]-[.B39]" office:value-type="float" office:value="51.9248">
            <text:p>51,9248</text:p>
          </table:table-cell>
          <table:table-cell table:formula="of:=[.D39]/[.A39]" office:value-type="float" office:value="0.0140337297297297">
            <text:p>0,0140337297</text:p>
          </table:table-cell>
          <table:table-cell table:number-columns-repeated="2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table:formula="of:=[.C40]-[.B40]" office:value-type="float" office:value="54.1616">
            <text:p>54,1616</text:p>
          </table:table-cell>
          <table:table-cell table:formula="of:=[.D40]/[.A40]" office:value-type="float" office:value="0.014253052631579">
            <text:p>0,0142530526</text:p>
          </table:table-cell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table:formula="of:=[.C41]-[.B41]" office:value-type="float" office:value="56.064">
            <text:p>56,064</text:p>
          </table:table-cell>
          <table:table-cell table:formula="of:=[.D41]/[.A41]" office:value-type="float" office:value="0.0143753846153846">
            <text:p>0,0143753846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table:formula="of:=[.C42]-[.B42]" office:value-type="float" office:value="57.8448">
            <text:p>57,8448</text:p>
          </table:table-cell>
          <table:table-cell table:formula="of:=[.D42]/[.A42]" office:value-type="float" office:value="0.0144612">
            <text:p>0,0144612</text:p>
          </table:table-cell>
          <table:table-cell table:number-columns-repeated="2"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table:formula="of:=[.C43]-[.B43]" office:value-type="float" office:value="57.832">
            <text:p>57,832</text:p>
          </table:table-cell>
          <table:table-cell table:formula="of:=[.D43]/[.A43]" office:value-type="float" office:value="0.0141225885225885">
            <text:p>0,0141225885</text:p>
          </table:table-cell>
          <table:table-cell table:number-columns-repeated="2"/>
        </table:table-row>
        <table:table-row table:style-name="ro1">
          <table:table-cell office:value-type="string">
            <text:p>4096_voll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AVERAGE([.E3:.E43])" office:value-type="float" office:value="0.0147973603851476">
            <text:p>0,014797360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11.03.2013</text:date>, <text:time>14:5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11T14:52:14.02</dc:date>
    <meta:editing-duration>PT8H37M6S</meta:editing-duration>
    <meta:editing-cycles>12</meta:editing-cycles>
    <meta:generator>OpenOffice.org/3.4.1$Win32 OpenOffice.org_project/341m1$Build-9593</meta:generator>
    <meta:document-statistic meta:table-count="5" meta:cell-count="14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5.681cm" svg:y="0.315cm" chart:style-name="ch2">
          <text:p>Titanium-M-SS 350 mA</text:p>
        </chart:title>
        <chart:legend chart:legend-position="end" svg:x="13.121cm" svg:y="3.916cm" style:legend-expansion="high" chart:style-name="ch3"/>
        <chart:plot-area chart:style-name="ch4" table:cell-range-address="'350 mA - SS'.A1:'350 mA - SS'.C43" chart:data-source-has-labels="both" svg:x="1.358cm" svg:y="1.631cm" svg:width="11.123cm" svg:height="6.163cm">
          <chartooo:coordinate-region svg:x="2.35cm" svg:y="1.843cm" svg:width="9.998cm" svg:height="4.854cm"/>
          <chart:axis chart:dimension="x" chart:name="primary-x" chart:style-name="ch5" chartooo:axis-type="auto">
            <chartooo:date-scale/>
            <chart:title svg:x="4.944cm" svg:y="7.974cm" chart:style-name="ch6">
              <text:p>Beleuchtungsstärke in Lux</text:p>
            </chart:title>
            <chart:categories table:cell-range-address="'350 mA - SS'.A2:'350 mA - SS'.A43"/>
          </chart:axis>
          <chart:axis chart:dimension="y" chart:name="primary-y" chart:style-name="ch5">
            <chart:title svg:x="0.451cm" svg:y="5.563cm" chart:style-name="ch7">
              <text:p>PWM-Stufe</text:p>
            </chart:title>
            <chart:grid chart:style-name="ch8" chart:class="major"/>
          </chart:axis>
          <chart:series chart:style-name="ch9" chart:values-cell-range-address="'350 mA - SS'.B2:'350 mA - SS'.B43" chart:label-cell-address="'350 mA - SS'.B1:'350 mA - SS'.B1" chart:class="chart:line">
            <chart:data-point chart:repeated="42"/>
          </chart:series>
          <chart:series chart:style-name="ch10" chart:values-cell-range-address="'350 mA - SS'.C2:'350 mA - SS'.C43" chart:label-cell-address="'350 mA - SS'.C1:'350 mA - SS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SS'.B1:'350 mA - SS'.B1</svg:desc>
                </draw:g>
              </table:table-cell>
              <table:table-cell office:value-type="string">
                <text:p>Lux Meter</text:p>
                <draw:g>
                  <svg:desc>'350 mA - SS'.C1:'35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SS'.A2:'350 mA - SS'.A43</svg:desc>
                </draw:g>
              </table:table-cell>
              <table:table-cell office:value-type="float" office:value="0">
                <text:p>0</text:p>
                <draw:g>
                  <svg:desc>'350 mA - SS'.B2:'350 mA - SS'.B43</svg:desc>
                </draw:g>
              </table:table-cell>
              <table:table-cell office:value-type="float" office:value="0">
                <text:p>0</text:p>
                <draw:g>
                  <svg:desc>'350 mA - SS'.C2:'35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.2928">
                <text:p>63.29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9.6272">
                <text:p>139.62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2.5264">
                <text:p>212.52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6.8848">
                <text:p>286.884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1.304">
                <text:p>361.3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7.912">
                <text:p>437.91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10.0816">
                <text:p>510.081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85.5648">
                <text:p>585.564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60.8352">
                <text:p>660.835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33.1872">
                <text:p>733.187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13.2912">
                <text:p>813.291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81.7216">
                <text:p>881.721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57.9344">
                <text:p>957.93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34.2992">
                <text:p>1034.299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04.9792">
                <text:p>1104.979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79.216">
                <text:p>1179.21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57.4656">
                <text:p>1257.4656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31.7936">
                <text:p>1331.793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02.2608">
                <text:p>1402.260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76.4976">
                <text:p>1476.4976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57.7872">
                <text:p>1557.787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33.9392">
                <text:p>1633.9392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05.3184">
                <text:p>1705.318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73.7488">
                <text:p>1773.748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49.7488">
                <text:p>1849.7488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19.904762">
                <text:p>1919.904762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20.031746">
                <text:p>2020.031746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92.774603">
                <text:p>2092.774603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133.790476">
                <text:p>2133.790476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99.898413">
                <text:p>2199.89841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304.006349">
                <text:p>2304.00634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52.501587">
                <text:p>2352.50158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439.84127">
                <text:p>2439.8412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29.593651">
                <text:p>2529.593651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602.457143">
                <text:p>2602.457143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57.104762">
                <text:p>2657.10476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733.346032">
                <text:p>2733.346032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814.774603">
                <text:p>2814.774603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892.704762">
                <text:p>2892.70476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964.965079">
                <text:p>2964.965079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3041.809524">
                <text:p>3041.809524</text:p>
              </table:table-cell>
              <table:table-cell office:value-type="float" office:value="3460">
                <text:p>3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line" chart:style-name="ch1">
        <chart:title svg:x="5.813cm" svg:y="0.316cm" chart:style-name="ch2">
          <text:p>Titanium-O-M 350 mA</text:p>
        </chart:title>
        <chart:legend chart:legend-position="end" svg:x="13.121cm" svg:y="3.927cm" style:legend-expansion="high" chart:style-name="ch3"/>
        <chart:plot-area chart:style-name="ch4" table:cell-range-address="'350 mA - M'.A1:'350 mA - M'.C43" chart:data-source-has-labels="both" svg:x="1.358cm" svg:y="1.635cm" svg:width="11.123cm" svg:height="6.18cm">
          <chartooo:coordinate-region svg:x="2.35cm" svg:y="1.847cm" svg:width="9.998cm" svg:height="4.871cm"/>
          <chart:axis chart:dimension="x" chart:name="primary-x" chart:style-name="ch5" chartooo:axis-type="auto">
            <chartooo:date-scale/>
            <chart:title svg:x="6.068cm" svg:y="7.996cm" chart:style-name="ch6">
              <text:p>PWM-Stufe</text:p>
            </chart:title>
            <chart:categories table:cell-range-address="'350 mA - M'.A2:'350 mA - M'.A43"/>
          </chart:axis>
          <chart:axis chart:dimension="y" chart:name="primary-y" chart:style-name="ch5">
            <chart:title svg:x="0.451cm" svg:y="6.7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350 mA - M'.B2:'350 mA - M'.B43" chart:label-cell-address="'350 mA - M'.B1:'350 mA - M'.B1" chart:class="chart:line">
            <chart:data-point chart:repeated="42"/>
          </chart:series>
          <chart:series chart:style-name="ch10" chart:values-cell-range-address="'350 mA - M'.C2:'350 mA - M'.C43" chart:label-cell-address="'350 mA - M'.C1:'350 mA - M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M'.B1:'350 mA - M'.B1</svg:desc>
                </draw:g>
              </table:table-cell>
              <table:table-cell office:value-type="string">
                <text:p>Lux Meter</text:p>
                <draw:g>
                  <svg:desc>'350 mA - M'.C1:'35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M'.A2:'350 mA - M'.A43</svg:desc>
                </draw:g>
              </table:table-cell>
              <table:table-cell office:value-type="float" office:value="0">
                <text:p>0</text:p>
                <draw:g>
                  <svg:desc>'350 mA - M'.B2:'350 mA - M'.B43</svg:desc>
                </draw:g>
              </table:table-cell>
              <table:table-cell office:value-type="float" office:value="0">
                <text:p>0</text:p>
                <draw:g>
                  <svg:desc>'350 mA - M'.C2:'35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3312">
                <text:p>18.3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.9456">
                <text:p>39.94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1.4992">
                <text:p>61.49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3.9648">
                <text:p>83.96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.576">
                <text:p>104.5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7.5888">
                <text:p>127.58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9.3552">
                <text:p>149.35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9.0848">
                <text:p>169.08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2.7968">
                <text:p>192.796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2.4656">
                <text:p>212.46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34.1712">
                <text:p>234.171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55.4512">
                <text:p>255.451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6.5184">
                <text:p>276.518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99.744">
                <text:p>299.7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19.4432">
                <text:p>319.443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0.8448">
                <text:p>340.844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62.368">
                <text:p>362.36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86.384">
                <text:p>386.38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05.3232">
                <text:p>405.32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26.7248">
                <text:p>426.72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49.8592">
                <text:p>449.859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71.2608">
                <text:p>471.26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92.8448">
                <text:p>492.8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14.7328">
                <text:p>514.73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36.3776">
                <text:p>536.377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55.1344">
                <text:p>555.134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76.9616">
                <text:p>576.961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99.9744">
                <text:p>599.974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21.8928">
                <text:p>621.89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43.3552">
                <text:p>643.355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64.5136">
                <text:p>664.513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84.6992">
                <text:p>684.699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05.432">
                <text:p>705.43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28.6272">
                <text:p>728.627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49.9984">
                <text:p>749.998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71.4912">
                <text:p>771.4912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793.0752">
                <text:p>793.075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813.8384">
                <text:p>813.838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834.936">
                <text:p>834.93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56.1552">
                <text:p>856.155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879.168">
                <text:p>879.168</text:p>
              </table:table-cell>
              <table:table-cell office:value-type="float" office:value="937">
                <text:p>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Titanium-O-M 500 mA</text:p>
        </chart:title>
        <chart:legend chart:legend-position="end" svg:x="13.121cm" svg:y="3.926cm" style:legend-expansion="high" chart:style-name="ch3"/>
        <chart:plot-area chart:style-name="ch4" table:cell-range-address="'500 mA - M'.A1:'500 mA - M'.C43" chart:data-source-has-labels="both" svg:x="0.77cm" svg:y="1.635cm" svg:width="11.711cm" svg:height="6.765cm">
          <chartooo:coordinate-region svg:x="1.762cm" svg:y="1.847cm" svg:width="10.6cm" svg:height="5.456cm"/>
          <chart:axis chart:dimension="x" chart:name="primary-x" chart:style-name="ch5" chartooo:axis-type="auto">
            <chartooo:date-scale/>
            <chart:categories table:cell-range-address="'500 mA - M'.A2:'500 mA - M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00 mA - M'.B2:'500 mA - M'.B43" chart:label-cell-address="'500 mA - M'.B1:'500 mA - M'.B1" chart:class="chart:line">
            <chart:data-point chart:repeated="42"/>
          </chart:series>
          <chart:series chart:style-name="ch8" chart:values-cell-range-address="'500 mA - M'.C2:'500 mA - M'.C43" chart:label-cell-address="'500 mA - M'.C1:'500 mA - M'.C1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M'.B1:'500 mA - M'.B1</svg:desc>
                </draw:g>
              </table:table-cell>
              <table:table-cell office:value-type="string">
                <text:p>Lux Meter</text:p>
                <draw:g>
                  <svg:desc>'500 mA - M'.C1:'50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M'.A2:'500 mA - M'.A43</svg:desc>
                </draw:g>
              </table:table-cell>
              <table:table-cell office:value-type="float" office:value="0">
                <text:p>0</text:p>
                <draw:g>
                  <svg:desc>'500 mA - M'.B2:'500 mA - M'.B43</svg:desc>
                </draw:g>
              </table:table-cell>
              <table:table-cell office:value-type="float" office:value="0">
                <text:p>0</text:p>
                <draw:g>
                  <svg:desc>'500 mA - M'.C2:'50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2896">
                <text:p>24.2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.2912">
                <text:p>53.29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.232">
                <text:p>82.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.1728">
                <text:p>111.17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0.0832">
                <text:p>140.08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8.9328">
                <text:p>168.93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7.7824">
                <text:p>197.78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7.2704">
                <text:p>227.27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56.6672">
                <text:p>256.667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4.24">
                <text:p>284.2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13.0288">
                <text:p>313.028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1.7568">
                <text:p>341.756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72.4608">
                <text:p>372.460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01.28">
                <text:p>401.2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29.9472">
                <text:p>429.947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57.1856">
                <text:p>457.1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85.792">
                <text:p>485.7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14.0336">
                <text:p>514.033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44.1296">
                <text:p>544.12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5.1376">
                <text:p>575.137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01.616">
                <text:p>601.61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631.6208">
                <text:p>631.620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660.9264">
                <text:p>660.926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89.624">
                <text:p>689.62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16.2544">
                <text:p>716.254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746.168">
                <text:p>746.1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773.1936">
                <text:p>773.193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99.7024">
                <text:p>799.702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831.8656">
                <text:p>831.865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60.2592">
                <text:p>860.259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885.9776">
                <text:p>885.977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917.472">
                <text:p>917.47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943.4336">
                <text:p>943.433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973.56">
                <text:p>973.56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00.0688">
                <text:p>1000.06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29.0704">
                <text:p>1029.07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58.832">
                <text:p>1058.8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87.1648">
                <text:p>1087.164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115.3152">
                <text:p>1115.315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43.6176">
                <text:p>1143.617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170.50488">
                <text:p>1170.50488</text:p>
              </table:table-cell>
              <table:table-cell office:value-type="float" office:value="1272">
                <text:p>1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Titanium-O-SS 500 mA</text:p>
        </chart:title>
        <chart:legend chart:legend-position="end" svg:x="13.121cm" svg:y="3.926cm" style:legend-expansion="high" chart:style-name="ch3"/>
        <chart:plot-area chart:style-name="ch4" table:cell-range-address="'500 mA - SS'.A1:'500 mA - SS'.C43" chart:data-source-has-labels="both" svg:x="0.77cm" svg:y="1.635cm" svg:width="11.711cm" svg:height="6.765cm">
          <chartooo:coordinate-region svg:x="1.762cm" svg:y="1.847cm" svg:width="10.6cm" svg:height="5.456cm"/>
          <chart:axis chart:dimension="x" chart:name="primary-x" chart:style-name="ch5" chartooo:axis-type="auto">
            <chartooo:date-scale/>
            <chart:categories table:cell-range-address="'500 mA - SS'.A2:'500 mA - SS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00 mA - SS'.B2:'500 mA - SS'.B43" chart:label-cell-address="'500 mA - SS'.B1:'500 mA - SS'.B1" chart:class="chart:line">
            <chart:data-point chart:repeated="42"/>
          </chart:series>
          <chart:series chart:style-name="ch8" chart:values-cell-range-address="'500 mA - SS'.C2:'500 mA - SS'.C43" chart:label-cell-address="'500 mA - SS'.C1:'500 mA - SS'.C1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SS'.B1:'500 mA - SS'.B1</svg:desc>
                </draw:g>
              </table:table-cell>
              <table:table-cell office:value-type="string">
                <text:p>Lux Meter</text:p>
                <draw:g>
                  <svg:desc>'500 mA - SS'.C1:'50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SS'.A2:'500 mA - SS'.A43</svg:desc>
                </draw:g>
              </table:table-cell>
              <table:table-cell office:value-type="float" office:value="0">
                <text:p>0</text:p>
                <draw:g>
                  <svg:desc>'500 mA - SS'.B2:'500 mA - SS'.B43</svg:desc>
                </draw:g>
              </table:table-cell>
              <table:table-cell office:value-type="float" office:value="0">
                <text:p>0</text:p>
                <draw:g>
                  <svg:desc>'500 mA - SS'.C2:'50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5.0288">
                <text:p>85.02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6.7776">
                <text:p>186.777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1.9312">
                <text:p>291.93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0.032">
                <text:p>390.03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1.3856">
                <text:p>491.385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99.8528">
                <text:p>599.852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94.5184">
                <text:p>694.518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95.9328">
                <text:p>795.932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7.9264">
                <text:p>907.926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98.8832">
                <text:p>998.883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10.664">
                <text:p>1110.6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1.5296">
                <text:p>1201.529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6.2272">
                <text:p>1306.227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16.0624">
                <text:p>1416.062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14.376">
                <text:p>1514.37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7.5824">
                <text:p>1607.582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9.0272">
                <text:p>1709.0272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13.9376">
                <text:p>1813.93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37.51746">
                <text:p>1937.5174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50.190476">
                <text:p>2050.19047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8.095238">
                <text:p>2108.095238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176.374603">
                <text:p>2176.37460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23.066667">
                <text:p>2323.066667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59.263492">
                <text:p>2459.263492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40.692063">
                <text:p>2540.69206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.165079">
                <text:p>2600.165079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690.520635">
                <text:p>2690.52063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16.704762">
                <text:p>2816.704762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56.038095">
                <text:p>2956.03809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11.168254">
                <text:p>3011.16825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49.777778">
                <text:p>3149.777778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17.936508">
                <text:p>3217.93650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14.565079">
                <text:p>3314.565079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52.330159">
                <text:p>3452.33015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51.130159">
                <text:p>3551.13015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49.930159">
                <text:p>3649.930159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28.946032">
                <text:p>3728.946032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32.209524">
                <text:p>3832.209524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940.177778">
                <text:p>3940.177778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38.857143">
                <text:p>4038.857143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4146.704762">
                <text:p>4146.704762</text:p>
              </table:table-cell>
              <table:table-cell office:value-type="float" office:value="4680">
                <text:p>46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